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RunnerBase.get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RunnerBase.setProject( 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RunnerBase.getPro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RunnerBase.checkLangu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riptRunnerBase.addBeans( Map dictiona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riptRunnerBase.loadResources( ResourceCollection coll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riptRunnerBase.getScrip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RunnerBase.bindToComponentMinimum( Project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riptRunnerBase.getKeepEng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RunnerBase.add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RunnerBase.get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RunnerBase.setScriptClassLoader(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RunnerBase.setSrc( File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criptRunnerBase.addBean( String key , Object bea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riptRunnerBase.clear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RunnerBase.readSource( Reader reader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criptRunnerBase.loadResource( Resource sourceRe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criptRunnerBase.setLanguage(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RunnerBase.setKeepEngine( boolean keepEng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RunnerBase.restoreContextLoader( ClassLoader orig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iptRunnerBase.bindToComponent( Project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riptRunnerBase.replaceContextLo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riptRunnerBase.get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